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4.725cm" svg:height="13.153cm" svg:x="9.527cm" svg:y="0.8cm">
            <draw:object draw:notify-on-update-of-ranges="Sheet1.A1:Sheet1.C20 Sheet1.D1:Sheet1.D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bytebuffer</text:p>
          </table:table-cell>
          <table:table-cell office:value-type="string">
            <text:p>once</text:p>
          </table:table-cell>
          <table:table-cell office:value-type="string">
            <text:p>array</text:p>
          </table:table-cell>
          <table:table-cell office:value-type="float" office:value="319.893806">
            <text:p>319.893806</text:p>
          </table:table-cell>
        </table:table-row>
        <table:table-row table:style-name="ro1">
          <table:table-cell office:value-type="string">
            <text:p>bytebuffer</text:p>
          </table:table-cell>
          <table:table-cell office:value-type="string">
            <text:p>once</text:p>
          </table:table-cell>
          <table:table-cell office:value-type="string">
            <text:p>buffer</text:p>
          </table:table-cell>
          <table:table-cell office:value-type="float" office:value="273.775849">
            <text:p>273.775849</text:p>
          </table:table-cell>
        </table:table-row>
        <table:table-row table:style-name="ro1">
          <table:table-cell office:value-type="string">
            <text:p>bytebuffer</text:p>
          </table:table-cell>
          <table:table-cell office:value-type="string">
            <text:p>reuse</text:p>
          </table:table-cell>
          <table:table-cell office:value-type="string">
            <text:p>array</text:p>
          </table:table-cell>
          <table:table-cell office:value-type="float" office:value="269.339019">
            <text:p>269.339019</text:p>
          </table:table-cell>
        </table:table-row>
        <table:table-row table:style-name="ro1">
          <table:table-cell office:value-type="string">
            <text:p>bytebuffer</text:p>
          </table:table-cell>
          <table:table-cell office:value-type="string">
            <text:p>reuse</text:p>
          </table:table-cell>
          <table:table-cell office:value-type="string">
            <text:p>buffer</text:p>
          </table:table-cell>
          <table:table-cell office:value-type="float" office:value="229.277903">
            <text:p>229.277903</text:p>
          </table:table-cell>
        </table:table-row>
        <table:table-row table:style-name="ro1">
          <table:table-cell office:value-type="string">
            <text:p>string</text:p>
          </table:table-cell>
          <table:table-cell office:value-type="string">
            <text:p>once</text:p>
          </table:table-cell>
          <table:table-cell office:value-type="string">
            <text:p>array</text:p>
          </table:table-cell>
          <table:table-cell office:value-type="float" office:value="201.628324">
            <text:p>201.628324</text:p>
          </table:table-cell>
        </table:table-row>
        <table:table-row table:style-name="ro1">
          <table:table-cell office:value-type="string">
            <text:p>string</text:p>
          </table:table-cell>
          <table:table-cell office:value-type="string">
            <text:p>once</text:p>
          </table:table-cell>
          <table:table-cell office:value-type="string">
            <text:p>buffer</text:p>
          </table:table-cell>
          <table:table-cell office:value-type="float" office:value="214.185364">
            <text:p>214.185364</text:p>
          </table:table-cell>
        </table:table-row>
        <table:table-row table:style-name="ro1">
          <table:table-cell office:value-type="string">
            <text:p>string</text:p>
          </table:table-cell>
          <table:table-cell office:value-type="string">
            <text:p>reuse</text:p>
          </table:table-cell>
          <table:table-cell office:value-type="string">
            <text:p>array</text:p>
          </table:table-cell>
          <table:table-cell office:value-type="float" office:value="199.903591">
            <text:p>199.903591</text:p>
          </table:table-cell>
        </table:table-row>
        <table:table-row table:style-name="ro1">
          <table:table-cell office:value-type="string">
            <text:p>string</text:p>
          </table:table-cell>
          <table:table-cell office:value-type="string">
            <text:p>reuse</text:p>
          </table:table-cell>
          <table:table-cell office:value-type="string">
            <text:p>buffer</text:p>
          </table:table-cell>
          <table:table-cell office:value-type="float" office:value="217.586737">
            <text:p>217.586737</text:p>
          </table:table-cell>
        </table:table-row>
        <table:table-row table:style-name="ro1">
          <table:table-cell office:value-type="string">
            <text:p>string2</text:p>
          </table:table-cell>
          <table:table-cell office:value-type="string">
            <text:p>once</text:p>
          </table:table-cell>
          <table:table-cell office:value-type="string">
            <text:p>array</text:p>
          </table:table-cell>
          <table:table-cell office:value-type="float" office:value="243.639081">
            <text:p>243.639081</text:p>
          </table:table-cell>
        </table:table-row>
        <table:table-row table:style-name="ro1">
          <table:table-cell office:value-type="string">
            <text:p>string2</text:p>
          </table:table-cell>
          <table:table-cell office:value-type="string">
            <text:p>once</text:p>
          </table:table-cell>
          <table:table-cell office:value-type="string">
            <text:p>buffer</text:p>
          </table:table-cell>
          <table:table-cell office:value-type="float" office:value="254.804387">
            <text:p>254.804387</text:p>
          </table:table-cell>
        </table:table-row>
        <table:table-row table:style-name="ro1">
          <table:table-cell office:value-type="string">
            <text:p>string2</text:p>
          </table:table-cell>
          <table:table-cell office:value-type="string">
            <text:p>reuse</text:p>
          </table:table-cell>
          <table:table-cell office:value-type="string">
            <text:p>array</text:p>
          </table:table-cell>
          <table:table-cell office:value-type="float" office:value="242.523565">
            <text:p>242.523565</text:p>
          </table:table-cell>
        </table:table-row>
        <table:table-row table:style-name="ro1">
          <table:table-cell office:value-type="string">
            <text:p>string2</text:p>
          </table:table-cell>
          <table:table-cell office:value-type="string">
            <text:p>reuse</text:p>
          </table:table-cell>
          <table:table-cell office:value-type="string">
            <text:p>buffer</text:p>
          </table:table-cell>
          <table:table-cell office:value-type="float" office:value="250.337834">
            <text:p>250.337834</text:p>
          </table:table-cell>
        </table:table-row>
        <table:table-row table:style-name="ro1">
          <table:table-cell office:value-type="string">
            <text:p>chars</text:p>
          </table:table-cell>
          <table:table-cell office:value-type="string">
            <text:p>once</text:p>
          </table:table-cell>
          <table:table-cell office:value-type="string">
            <text:p>array</text:p>
          </table:table-cell>
          <table:table-cell office:value-type="float" office:value="563.168646">
            <text:p>563.168646</text:p>
          </table:table-cell>
        </table:table-row>
        <table:table-row table:style-name="ro1">
          <table:table-cell office:value-type="string">
            <text:p>chars</text:p>
          </table:table-cell>
          <table:table-cell office:value-type="string">
            <text:p>once</text:p>
          </table:table-cell>
          <table:table-cell office:value-type="string">
            <text:p>buffer</text:p>
          </table:table-cell>
          <table:table-cell office:value-type="float" office:value="545.606494">
            <text:p>545.606494</text:p>
          </table:table-cell>
        </table:table-row>
        <table:table-row table:style-name="ro1">
          <table:table-cell office:value-type="string">
            <text:p>chars</text:p>
          </table:table-cell>
          <table:table-cell office:value-type="string">
            <text:p>reuse</text:p>
          </table:table-cell>
          <table:table-cell office:value-type="string">
            <text:p>array</text:p>
          </table:table-cell>
          <table:table-cell office:value-type="float" office:value="195.465449">
            <text:p>195.465449</text:p>
          </table:table-cell>
        </table:table-row>
        <table:table-row table:style-name="ro1">
          <table:table-cell office:value-type="string">
            <text:p>chars</text:p>
          </table:table-cell>
          <table:table-cell office:value-type="string">
            <text:p>reuse</text:p>
          </table:table-cell>
          <table:table-cell office:value-type="string">
            <text:p>buffer</text:p>
          </table:table-cell>
          <table:table-cell office:value-type="float" office:value="151.696959">
            <text:p>151.696959</text:p>
          </table:table-cell>
        </table:table-row>
        <table:table-row table:style-name="ro1">
          <table:table-cell office:value-type="string">
            <text:p>custom</text:p>
          </table:table-cell>
          <table:table-cell office:value-type="string">
            <text:p>once</text:p>
          </table:table-cell>
          <table:table-cell office:value-type="string">
            <text:p>array</text:p>
          </table:table-cell>
          <table:table-cell office:value-type="float" office:value="939.957532">
            <text:p>939.957532</text:p>
          </table:table-cell>
        </table:table-row>
        <table:table-row table:style-name="ro1">
          <table:table-cell office:value-type="string">
            <text:p>custom</text:p>
          </table:table-cell>
          <table:table-cell office:value-type="string">
            <text:p>once</text:p>
          </table:table-cell>
          <table:table-cell office:value-type="string">
            <text:p>buffer</text:p>
          </table:table-cell>
          <table:table-cell office:value-type="float" office:value="914.244815">
            <text:p>914.244815</text:p>
          </table:table-cell>
        </table:table-row>
        <table:table-row table:style-name="ro1">
          <table:table-cell office:value-type="string">
            <text:p>custom</text:p>
          </table:table-cell>
          <table:table-cell office:value-type="string">
            <text:p>reuse</text:p>
          </table:table-cell>
          <table:table-cell office:value-type="string">
            <text:p>array</text:p>
          </table:table-cell>
          <table:table-cell office:value-type="float" office:value="205.637669">
            <text:p>205.637669</text:p>
          </table:table-cell>
        </table:table-row>
        <table:table-row table:style-name="ro1">
          <table:table-cell office:value-type="string">
            <text:p>custom</text:p>
          </table:table-cell>
          <table:table-cell office:value-type="string">
            <text:p>reuse</text:p>
          </table:table-cell>
          <table:table-cell office:value-type="string">
            <text:p>buffer</text:p>
          </table:table-cell>
          <table:table-cell office:value-type="float" office:value="166.763849">
            <text:p>166.763849</text:p>
          </table:table-cell>
        </table:table-row>
      </table:table>
      <table:table table:name="Sheet2" table:style-name="ta1">
        <table:shapes>
          <draw:frame draw:z-index="0" draw:style-name="gr1" svg:width="27.149cm" svg:height="8.832cm" svg:x="1.569cm" svg:y="2.534cm">
            <draw:object draw:notify-on-update-of-ranges="Sheet2.A1:Sheet2.A6 Sheet2.D1:Sheet2.D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unsafe3</text:p>
          </table:table-cell>
          <table:table-cell office:value-type="string">
            <text:p>reuse</text:p>
          </table:table-cell>
          <table:table-cell office:value-type="string">
            <text:p>buffer</text:p>
          </table:table-cell>
          <table:table-cell office:value-type="float" office:value="103.554121">
            <text:p>103.554121</text:p>
          </table:table-cell>
        </table:table-row>
        <table:table-row table:style-name="ro1">
          <table:table-cell office:value-type="string">
            <text:p>unsafe2</text:p>
          </table:table-cell>
          <table:table-cell office:value-type="string">
            <text:p>reuse</text:p>
          </table:table-cell>
          <table:table-cell office:value-type="string">
            <text:p>buffer</text:p>
          </table:table-cell>
          <table:table-cell office:value-type="float" office:value="127.990012">
            <text:p>127.990012</text:p>
          </table:table-cell>
        </table:table-row>
        <table:table-row table:style-name="ro1">
          <table:table-cell office:value-type="string">
            <text:p>unsafe</text:p>
          </table:table-cell>
          <table:table-cell office:value-type="string">
            <text:p>reuse</text:p>
          </table:table-cell>
          <table:table-cell office:value-type="string">
            <text:p>buffer</text:p>
          </table:table-cell>
          <table:table-cell office:value-type="float" office:value="136.883652">
            <text:p>136.883652</text:p>
          </table:table-cell>
        </table:table-row>
        <table:table-row table:style-name="ro1">
          <table:table-cell office:value-type="string">
            <text:p>chars2</text:p>
          </table:table-cell>
          <table:table-cell office:value-type="string">
            <text:p>reuse</text:p>
          </table:table-cell>
          <table:table-cell office:value-type="string">
            <text:p>buffer</text:p>
          </table:table-cell>
          <table:table-cell office:value-type="float" office:value="148.398885">
            <text:p>148.398885</text:p>
          </table:table-cell>
        </table:table-row>
        <table:table-row table:style-name="ro1">
          <table:table-cell office:value-type="string">
            <text:p>chars</text:p>
          </table:table-cell>
          <table:table-cell office:value-type="string">
            <text:p>reuse</text:p>
          </table:table-cell>
          <table:table-cell office:value-type="string">
            <text:p>buffer</text:p>
          </table:table-cell>
          <table:table-cell office:value-type="float" office:value="152.950525">
            <text:p>152.950525</text:p>
          </table:table-cell>
        </table:table-row>
        <table:table-row table:style-name="ro1">
          <table:table-cell office:value-type="string">
            <text:p>string</text:p>
          </table:table-cell>
          <table:table-cell office:value-type="string">
            <text:p>reuse</text:p>
          </table:table-cell>
          <table:table-cell office:value-type="string">
            <text:p>buffer</text:p>
          </table:table-cell>
          <table:table-cell office:value-type="float" office:value="215.979847">
            <text:p>215.979847</text:p>
          </table:table-cell>
        </table:table-row>
      </table:table>
      <table:table table:name="Sheet3" table:style-name="ta1">
        <table:shapes>
          <draw:frame draw:z-index="0" draw:style-name="gr1" svg:width="29.351cm" svg:height="8.999cm" svg:x="2.395cm" svg:y="3.116cm">
            <draw:object draw:notify-on-update-of-ranges="Sheet3.A1:Sheet3.B9 Sheet3.C1:Sheet3.C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unsafe3</text:p>
          </table:table-cell>
          <table:table-cell office:value-type="string">
            <text:p>JDK5</text:p>
          </table:table-cell>
          <table:table-cell office:value-type="float" office:value="114.96192">
            <text:p>114.96192</text:p>
          </table:table-cell>
        </table:table-row>
        <table:table-row table:style-name="ro1">
          <table:table-cell office:value-type="string">
            <text:p>unsafe3</text:p>
          </table:table-cell>
          <table:table-cell office:value-type="string">
            <text:p>JDK6</text:p>
          </table:table-cell>
          <table:table-cell office:value-type="float" office:value="100.564403">
            <text:p>100.564403</text:p>
          </table:table-cell>
        </table:table-row>
        <table:table-row table:style-name="ro1">
          <table:table-cell office:value-type="string">
            <text:p>unsafe3</text:p>
          </table:table-cell>
          <table:table-cell office:value-type="string">
            <text:p>JDK7</text:p>
          </table:table-cell>
          <table:table-cell office:value-type="float" office:value="99.111347">
            <text:p>99.111347</text:p>
          </table:table-cell>
        </table:table-row>
        <table:table-row table:style-name="ro1">
          <table:table-cell office:value-type="string">
            <text:p>chars2</text:p>
          </table:table-cell>
          <table:table-cell office:value-type="string">
            <text:p>JDK5</text:p>
          </table:table-cell>
          <table:table-cell office:value-type="float" office:value="152.024832">
            <text:p>152.024832</text:p>
          </table:table-cell>
        </table:table-row>
        <table:table-row table:style-name="ro1">
          <table:table-cell office:value-type="string">
            <text:p>chars2</text:p>
          </table:table-cell>
          <table:table-cell office:value-type="string">
            <text:p>JDK6</text:p>
          </table:table-cell>
          <table:table-cell office:value-type="float" office:value="147.820338">
            <text:p>147.820338</text:p>
          </table:table-cell>
        </table:table-row>
        <table:table-row table:style-name="ro1">
          <table:table-cell office:value-type="string">
            <text:p>chars2</text:p>
          </table:table-cell>
          <table:table-cell office:value-type="string">
            <text:p>JDK7</text:p>
          </table:table-cell>
          <table:table-cell office:value-type="float" office:value="144.788156">
            <text:p>144.788156</text:p>
          </table:table-cell>
        </table:table-row>
        <table:table-row table:style-name="ro1">
          <table:table-cell office:value-type="string">
            <text:p>string</text:p>
          </table:table-cell>
          <table:table-cell office:value-type="string">
            <text:p>JDK5</text:p>
          </table:table-cell>
          <table:table-cell office:value-type="float" office:value="277.369088">
            <text:p>277.369088</text:p>
          </table:table-cell>
        </table:table-row>
        <table:table-row table:style-name="ro1">
          <table:table-cell office:value-type="string">
            <text:p>string</text:p>
          </table:table-cell>
          <table:table-cell office:value-type="string">
            <text:p>JDK6</text:p>
          </table:table-cell>
          <table:table-cell office:value-type="float" office:value="208.35366">
            <text:p>208.35366</text:p>
          </table:table-cell>
        </table:table-row>
        <table:table-row table:style-name="ro1">
          <table:table-cell office:value-type="string">
            <text:p>string</text:p>
          </table:table-cell>
          <table:table-cell office:value-type="string">
            <text:p>JDK7</text:p>
          </table:table-cell>
          <table:table-cell office:value-type="float" office:value="148.995277">
            <text:p>148.995277</text:p>
          </table:table-cell>
        </table:table-row>
      </table:table>
      <table:table table:name="Sheet3_2" table:style-name="ta1">
        <table:shapes>
          <draw:frame draw:z-index="0" draw:style-name="gr1" svg:width="29.351cm" svg:height="8.999cm" svg:x="3.662cm" svg:y="3.062cm">
            <draw:object draw:notify-on-update-of-ranges="Sheet3_2.A1:Sheet3_2.B9 Sheet3_2.C1:Sheet3_2.C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unsafe3</text:p>
          </table:table-cell>
          <table:table-cell office:value-type="string">
            <text:p>JDK5</text:p>
          </table:table-cell>
          <table:table-cell office:value-type="float" office:value="156.591104">
            <text:p>156.591104</text:p>
          </table:table-cell>
        </table:table-row>
        <table:table-row table:style-name="ro1">
          <table:table-cell office:value-type="string">
            <text:p>unsafe3</text:p>
          </table:table-cell>
          <table:table-cell office:value-type="string">
            <text:p>JDK6</text:p>
          </table:table-cell>
          <table:table-cell office:value-type="float" office:value="117.086484">
            <text:p>117.086484</text:p>
          </table:table-cell>
        </table:table-row>
        <table:table-row table:style-name="ro1">
          <table:table-cell office:value-type="string">
            <text:p>unsafe3</text:p>
          </table:table-cell>
          <table:table-cell office:value-type="string">
            <text:p>JDK7</text:p>
          </table:table-cell>
          <table:table-cell office:value-type="float" office:value="91.917385">
            <text:p>91.917385</text:p>
          </table:table-cell>
        </table:table-row>
        <table:table-row table:style-name="ro1">
          <table:table-cell office:value-type="string">
            <text:p>chars2</text:p>
          </table:table-cell>
          <table:table-cell office:value-type="string">
            <text:p>JDK5</text:p>
          </table:table-cell>
          <table:table-cell office:value-type="float" office:value="215.719168">
            <text:p>215.719168</text:p>
          </table:table-cell>
        </table:table-row>
        <table:table-row table:style-name="ro1">
          <table:table-cell office:value-type="string">
            <text:p>chars2</text:p>
          </table:table-cell>
          <table:table-cell office:value-type="string">
            <text:p>JDK6</text:p>
          </table:table-cell>
          <table:table-cell office:value-type="float" office:value="214.944395">
            <text:p>214.944395</text:p>
          </table:table-cell>
        </table:table-row>
        <table:table-row table:style-name="ro1">
          <table:table-cell office:value-type="string">
            <text:p>chars2</text:p>
          </table:table-cell>
          <table:table-cell office:value-type="string">
            <text:p>JDK7</text:p>
          </table:table-cell>
          <table:table-cell office:value-type="float" office:value="210.400944">
            <text:p>210.400944</text:p>
          </table:table-cell>
        </table:table-row>
        <table:table-row table:style-name="ro1">
          <table:table-cell office:value-type="string">
            <text:p>string</text:p>
          </table:table-cell>
          <table:table-cell office:value-type="string">
            <text:p>JDK5</text:p>
          </table:table-cell>
          <table:table-cell office:value-type="float" office:value="358.563072">
            <text:p>358.563072</text:p>
          </table:table-cell>
        </table:table-row>
        <table:table-row table:style-name="ro1">
          <table:table-cell office:value-type="string">
            <text:p>string</text:p>
          </table:table-cell>
          <table:table-cell office:value-type="string">
            <text:p>JDK6</text:p>
          </table:table-cell>
          <table:table-cell office:value-type="float" office:value="219.851093">
            <text:p>219.851093</text:p>
          </table:table-cell>
        </table:table-row>
        <table:table-row table:style-name="ro1">
          <table:table-cell office:value-type="string">
            <text:p>string</text:p>
          </table:table-cell>
          <table:table-cell office:value-type="string">
            <text:p>JDK7</text:p>
          </table:table-cell>
          <table:table-cell office:value-type="float" office:value="162.707457">
            <text:p>162.707457</text:p>
          </table:table-cell>
        </table:table-row>
      </table:table>
      <table:named-expressions/>
      <table:database-ranges>
        <table:database-range table:name="__Anonymous_Sheet_DB__0" table:target-range-address="Sheet1.A1:Sheet1.D2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tsan Wakart</meta:initial-creator>
    <meta:creation-date>2012-11-27T10:43:25</meta:creation-date>
    <dc:date>2012-12-01T13:11:58</dc:date>
    <dc:creator>Nitsan Wakart</dc:creator>
    <meta:editing-duration>PT18H18M33S</meta:editing-duration>
    <meta:editing-cycles>8</meta:editing-cycles>
    <meta:generator>LibreOffice/3.5$Linux_X86_64 LibreOffice_project/350m1$Build-2</meta:generator>
    <meta:document-statistic meta:table-count="4" meta:cell-count="15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fo:font-weight="bold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26cm" svg:height="13.154cm" xlink:href=".." xlink:type="simple" chart:class="chart:bar" chart:style-name="ch1">
        <chart:plot-area chart:style-name="ch2" table:cell-range-address="Sheet1.A1:Sheet1.D20" chart:data-source-has-labels="column" svg:x="0.304cm" svg:y="0.273cm" svg:width="23.39cm" svg:height="12.573cm" dr3d:transform="matrix (0.937250944888388 0.0665847169776787 0.342238428249701 -0.130994177244455 0.976929091774798 0.168671500770333 -0.323111732739422 -0.202918764802742 0.92434992457243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5.281cm" svg:y="0.273cm" svg:width="18.584cm" svg:height="11.92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Sheet1.A1:Sheet1.C20"/>
          </chart:axis>
          <chart:axis chart:dimension="y" chart:name="primary-y" chart:style-name="ch4">
            <chart:title svg:x="11.571cm" svg:y="12.594cm" chart:style-name="ch5">
              <text:p>millis</text:p>
            </chart:title>
            <chart:grid chart:style-name="ch6" chart:class="major"/>
          </chart:axis>
          <chart:axis chart:dimension="z" chart:name="primary-z" chart:style-name="ch7"/>
          <chart:series chart:style-name="ch8" chart:values-cell-range-address="Sheet1.D1:Sheet1.D20" chart:class="chart:bar">
            <chart:data-point chart:style-name="ch9" chart:repeated="4"/>
            <chart:data-point chart:repeated="4"/>
            <chart:data-point chart:style-name="ch10" chart:repeated="4"/>
            <chart:data-point chart:style-name="ch11" chart:repeated="4"/>
            <chart:data-point chart:style-name="ch12"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bytebuffer once array</text:p>
                <text:list>
                  <text:list-item>
                    <text:p>bytebuffer</text:p>
                  </text:list-item>
                  <text:list-item>
                    <text:p>once</text:p>
                  </text:list-item>
                  <text:list-item>
                    <text:p>array</text:p>
                  </text:list-item>
                </text:list>
                <draw:g>
                  <svg:desc>Sheet1.A1:Sheet1.C20</svg:desc>
                </draw:g>
              </table:table-cell>
              <table:table-cell office:value-type="float" office:value="319.893806">
                <text:p>319.893806</text:p>
                <draw:g>
                  <svg:desc>Sheet1.D1:Sheet1.D20</svg:desc>
                </draw:g>
              </table:table-cell>
            </table:table-row>
            <table:table-row>
              <table:table-cell office:value-type="string">
                <text:p>bytebuffer once buffer</text:p>
                <text:list>
                  <text:list-item>
                    <text:p>bytebuffer</text:p>
                  </text:list-item>
                  <text:list-item>
                    <text:p>once</text:p>
                  </text:list-item>
                  <text:list-item>
                    <text:p>buffer</text:p>
                  </text:list-item>
                </text:list>
              </table:table-cell>
              <table:table-cell office:value-type="float" office:value="273.775849">
                <text:p>273.775849</text:p>
              </table:table-cell>
            </table:table-row>
            <table:table-row>
              <table:table-cell office:value-type="string">
                <text:p>bytebuffer reuse array</text:p>
                <text:list>
                  <text:list-item>
                    <text:p>bytebuffer</text:p>
                  </text:list-item>
                  <text:list-item>
                    <text:p>reuse</text:p>
                  </text:list-item>
                  <text:list-item>
                    <text:p>array</text:p>
                  </text:list-item>
                </text:list>
              </table:table-cell>
              <table:table-cell office:value-type="float" office:value="269.339019">
                <text:p>269.339019</text:p>
              </table:table-cell>
            </table:table-row>
            <table:table-row>
              <table:table-cell office:value-type="string">
                <text:p>bytebuffer reuse buffer</text:p>
                <text:list>
                  <text:list-item>
                    <text:p>bytebuffer</text:p>
                  </text:list-item>
                  <text:list-item>
                    <text:p>reuse</text:p>
                  </text:list-item>
                  <text:list-item>
                    <text:p>buffer</text:p>
                  </text:list-item>
                </text:list>
              </table:table-cell>
              <table:table-cell office:value-type="float" office:value="229.277903">
                <text:p>229.277903</text:p>
              </table:table-cell>
            </table:table-row>
            <table:table-row>
              <table:table-cell office:value-type="string">
                <text:p>string once array</text:p>
                <text:list>
                  <text:list-item>
                    <text:p>string</text:p>
                  </text:list-item>
                  <text:list-item>
                    <text:p>once</text:p>
                  </text:list-item>
                  <text:list-item>
                    <text:p>array</text:p>
                  </text:list-item>
                </text:list>
              </table:table-cell>
              <table:table-cell office:value-type="float" office:value="201.628324">
                <text:p>201.628324</text:p>
              </table:table-cell>
            </table:table-row>
            <table:table-row>
              <table:table-cell office:value-type="string">
                <text:p>string once buffer</text:p>
                <text:list>
                  <text:list-item>
                    <text:p>string</text:p>
                  </text:list-item>
                  <text:list-item>
                    <text:p>once</text:p>
                  </text:list-item>
                  <text:list-item>
                    <text:p>buffer</text:p>
                  </text:list-item>
                </text:list>
              </table:table-cell>
              <table:table-cell office:value-type="float" office:value="214.185364">
                <text:p>214.185364</text:p>
              </table:table-cell>
            </table:table-row>
            <table:table-row>
              <table:table-cell office:value-type="string">
                <text:p>string reuse array</text:p>
                <text:list>
                  <text:list-item>
                    <text:p>string</text:p>
                  </text:list-item>
                  <text:list-item>
                    <text:p>reuse</text:p>
                  </text:list-item>
                  <text:list-item>
                    <text:p>array</text:p>
                  </text:list-item>
                </text:list>
              </table:table-cell>
              <table:table-cell office:value-type="float" office:value="199.903591">
                <text:p>199.903591</text:p>
              </table:table-cell>
            </table:table-row>
            <table:table-row>
              <table:table-cell office:value-type="string">
                <text:p>string reuse buffer</text:p>
                <text:list>
                  <text:list-item>
                    <text:p>string</text:p>
                  </text:list-item>
                  <text:list-item>
                    <text:p>reuse</text:p>
                  </text:list-item>
                  <text:list-item>
                    <text:p>buffer</text:p>
                  </text:list-item>
                </text:list>
              </table:table-cell>
              <table:table-cell office:value-type="float" office:value="217.586737">
                <text:p>217.586737</text:p>
              </table:table-cell>
            </table:table-row>
            <table:table-row>
              <table:table-cell office:value-type="string">
                <text:p>string2 once array</text:p>
                <text:list>
                  <text:list-item>
                    <text:p>string2</text:p>
                  </text:list-item>
                  <text:list-item>
                    <text:p>once</text:p>
                  </text:list-item>
                  <text:list-item>
                    <text:p>array</text:p>
                  </text:list-item>
                </text:list>
              </table:table-cell>
              <table:table-cell office:value-type="float" office:value="243.639081">
                <text:p>243.639081</text:p>
              </table:table-cell>
            </table:table-row>
            <table:table-row>
              <table:table-cell office:value-type="string">
                <text:p>string2 once buffer</text:p>
                <text:list>
                  <text:list-item>
                    <text:p>string2</text:p>
                  </text:list-item>
                  <text:list-item>
                    <text:p>once</text:p>
                  </text:list-item>
                  <text:list-item>
                    <text:p>buffer</text:p>
                  </text:list-item>
                </text:list>
              </table:table-cell>
              <table:table-cell office:value-type="float" office:value="254.804387">
                <text:p>254.804387</text:p>
              </table:table-cell>
            </table:table-row>
            <table:table-row>
              <table:table-cell office:value-type="string">
                <text:p>string2 reuse array</text:p>
                <text:list>
                  <text:list-item>
                    <text:p>string2</text:p>
                  </text:list-item>
                  <text:list-item>
                    <text:p>reuse</text:p>
                  </text:list-item>
                  <text:list-item>
                    <text:p>array</text:p>
                  </text:list-item>
                </text:list>
              </table:table-cell>
              <table:table-cell office:value-type="float" office:value="242.523565">
                <text:p>242.523565</text:p>
              </table:table-cell>
            </table:table-row>
            <table:table-row>
              <table:table-cell office:value-type="string">
                <text:p>string2 reuse buffer</text:p>
                <text:list>
                  <text:list-item>
                    <text:p>string2</text:p>
                  </text:list-item>
                  <text:list-item>
                    <text:p>reuse</text:p>
                  </text:list-item>
                  <text:list-item>
                    <text:p>buffer</text:p>
                  </text:list-item>
                </text:list>
              </table:table-cell>
              <table:table-cell office:value-type="float" office:value="250.337834">
                <text:p>250.337834</text:p>
              </table:table-cell>
            </table:table-row>
            <table:table-row>
              <table:table-cell office:value-type="string">
                <text:p>chars once array</text:p>
                <text:list>
                  <text:list-item>
                    <text:p>chars</text:p>
                  </text:list-item>
                  <text:list-item>
                    <text:p>once</text:p>
                  </text:list-item>
                  <text:list-item>
                    <text:p>array</text:p>
                  </text:list-item>
                </text:list>
              </table:table-cell>
              <table:table-cell office:value-type="float" office:value="563.168646">
                <text:p>563.168646</text:p>
              </table:table-cell>
            </table:table-row>
            <table:table-row>
              <table:table-cell office:value-type="string">
                <text:p>chars once buffer</text:p>
                <text:list>
                  <text:list-item>
                    <text:p>chars</text:p>
                  </text:list-item>
                  <text:list-item>
                    <text:p>once</text:p>
                  </text:list-item>
                  <text:list-item>
                    <text:p>buffer</text:p>
                  </text:list-item>
                </text:list>
              </table:table-cell>
              <table:table-cell office:value-type="float" office:value="545.606494">
                <text:p>545.606494</text:p>
              </table:table-cell>
            </table:table-row>
            <table:table-row>
              <table:table-cell office:value-type="string">
                <text:p>chars reuse array</text:p>
                <text:list>
                  <text:list-item>
                    <text:p>chars</text:p>
                  </text:list-item>
                  <text:list-item>
                    <text:p>reuse</text:p>
                  </text:list-item>
                  <text:list-item>
                    <text:p>array</text:p>
                  </text:list-item>
                </text:list>
              </table:table-cell>
              <table:table-cell office:value-type="float" office:value="195.465449">
                <text:p>195.465449</text:p>
              </table:table-cell>
            </table:table-row>
            <table:table-row>
              <table:table-cell office:value-type="string">
                <text:p>chars reuse buffer</text:p>
                <text:list>
                  <text:list-item>
                    <text:p>chars</text:p>
                  </text:list-item>
                  <text:list-item>
                    <text:p>reuse</text:p>
                  </text:list-item>
                  <text:list-item>
                    <text:p>buffer</text:p>
                  </text:list-item>
                </text:list>
              </table:table-cell>
              <table:table-cell office:value-type="float" office:value="151.696959">
                <text:p>151.696959</text:p>
              </table:table-cell>
            </table:table-row>
            <table:table-row>
              <table:table-cell office:value-type="string">
                <text:p>custom once array</text:p>
                <text:list>
                  <text:list-item>
                    <text:p>custom</text:p>
                  </text:list-item>
                  <text:list-item>
                    <text:p>once</text:p>
                  </text:list-item>
                  <text:list-item>
                    <text:p>array</text:p>
                  </text:list-item>
                </text:list>
              </table:table-cell>
              <table:table-cell office:value-type="float" office:value="939.957532">
                <text:p>939.957532</text:p>
              </table:table-cell>
            </table:table-row>
            <table:table-row>
              <table:table-cell office:value-type="string">
                <text:p>custom once buffer</text:p>
                <text:list>
                  <text:list-item>
                    <text:p>custom</text:p>
                  </text:list-item>
                  <text:list-item>
                    <text:p>once</text:p>
                  </text:list-item>
                  <text:list-item>
                    <text:p>buffer</text:p>
                  </text:list-item>
                </text:list>
              </table:table-cell>
              <table:table-cell office:value-type="float" office:value="914.244815">
                <text:p>914.244815</text:p>
              </table:table-cell>
            </table:table-row>
            <table:table-row>
              <table:table-cell office:value-type="string">
                <text:p>custom reuse array</text:p>
                <text:list>
                  <text:list-item>
                    <text:p>custom</text:p>
                  </text:list-item>
                  <text:list-item>
                    <text:p>reuse</text:p>
                  </text:list-item>
                  <text:list-item>
                    <text:p>array</text:p>
                  </text:list-item>
                </text:list>
              </table:table-cell>
              <table:table-cell office:value-type="float" office:value="205.637669">
                <text:p>205.637669</text:p>
              </table:table-cell>
            </table:table-row>
            <table:table-row>
              <table:table-cell office:value-type="string">
                <text:p>custom reuse buffer</text:p>
                <text:list>
                  <text:list-item>
                    <text:p>custom</text:p>
                  </text:list-item>
                  <text:list-item>
                    <text:p>reuse</text:p>
                  </text:list-item>
                  <text:list-item>
                    <text:p>buffer</text:p>
                  </text:list-item>
                </text:list>
              </table:table-cell>
              <table:table-cell office:value-type="float" office:value="166.763849">
                <text:p>166.7638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5000b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352cm" svg:height="9cm" xlink:href=".." xlink:type="simple" chart:class="chart:bar" chart:style-name="ch1">
        <chart:plot-area chart:style-name="ch2" table:cell-range-address="Sheet3.A1:Sheet3.C9" chart:data-source-has-labels="column" svg:x="1.378cm" svg:y="0.674cm" svg:width="25.712cm" svg:height="7.16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126cm" svg:y="0.674cm" svg:width="24.782cm" svg:height="6.51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Sheet3.A1:Sheet3.B9"/>
          </chart:axis>
          <chart:axis chart:dimension="y" chart:name="primary-y" chart:style-name="ch4">
            <chart:title svg:x="13.806cm" svg:y="8.017cm" chart:style-name="ch5">
              <text:p>Millis</text:p>
            </chart:title>
            <chart:grid chart:style-name="ch6" chart:class="major"/>
          </chart:axis>
          <chart:axis chart:dimension="z" chart:name="primary-z" chart:style-name="ch3"/>
          <chart:series chart:style-name="ch7" chart:values-cell-range-address="Sheet3.C1:Sheet3.C9" chart:class="chart:bar">
            <chart:data-point chart:style-name="ch8" chart:repeated="3"/>
            <chart:data-point chart:style-name="ch9" chart:repeated="3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unsafe3 JDK5</text:p>
                <text:list>
                  <text:list-item>
                    <text:p>unsafe3</text:p>
                  </text:list-item>
                  <text:list-item>
                    <text:p>JDK5</text:p>
                  </text:list-item>
                </text:list>
                <draw:g>
                  <svg:desc>Sheet3.A1:Sheet3.B9</svg:desc>
                </draw:g>
              </table:table-cell>
              <table:table-cell office:value-type="float" office:value="114.96192">
                <text:p>114.96192</text:p>
                <draw:g>
                  <svg:desc>Sheet3.C1:Sheet3.C9</svg:desc>
                </draw:g>
              </table:table-cell>
            </table:table-row>
            <table:table-row>
              <table:table-cell office:value-type="string">
                <text:p>unsafe3 JDK6</text:p>
                <text:list>
                  <text:list-item>
                    <text:p>unsafe3</text:p>
                  </text:list-item>
                  <text:list-item>
                    <text:p>JDK6</text:p>
                  </text:list-item>
                </text:list>
              </table:table-cell>
              <table:table-cell office:value-type="float" office:value="100.564403">
                <text:p>100.564403</text:p>
              </table:table-cell>
            </table:table-row>
            <table:table-row>
              <table:table-cell office:value-type="string">
                <text:p>unsafe3 JDK7</text:p>
                <text:list>
                  <text:list-item>
                    <text:p>unsafe3</text:p>
                  </text:list-item>
                  <text:list-item>
                    <text:p>JDK7</text:p>
                  </text:list-item>
                </text:list>
              </table:table-cell>
              <table:table-cell office:value-type="float" office:value="99.111347">
                <text:p>99.111347</text:p>
              </table:table-cell>
            </table:table-row>
            <table:table-row>
              <table:table-cell office:value-type="string">
                <text:p>chars2 JDK5</text:p>
                <text:list>
                  <text:list-item>
                    <text:p>chars2</text:p>
                  </text:list-item>
                  <text:list-item>
                    <text:p>JDK5</text:p>
                  </text:list-item>
                </text:list>
              </table:table-cell>
              <table:table-cell office:value-type="float" office:value="152.024832">
                <text:p>152.024832</text:p>
              </table:table-cell>
            </table:table-row>
            <table:table-row>
              <table:table-cell office:value-type="string">
                <text:p>chars2 JDK6</text:p>
                <text:list>
                  <text:list-item>
                    <text:p>chars2</text:p>
                  </text:list-item>
                  <text:list-item>
                    <text:p>JDK6</text:p>
                  </text:list-item>
                </text:list>
              </table:table-cell>
              <table:table-cell office:value-type="float" office:value="147.820338">
                <text:p>147.820338</text:p>
              </table:table-cell>
            </table:table-row>
            <table:table-row>
              <table:table-cell office:value-type="string">
                <text:p>chars2 JDK7</text:p>
                <text:list>
                  <text:list-item>
                    <text:p>chars2</text:p>
                  </text:list-item>
                  <text:list-item>
                    <text:p>JDK7</text:p>
                  </text:list-item>
                </text:list>
              </table:table-cell>
              <table:table-cell office:value-type="float" office:value="144.788156">
                <text:p>144.788156</text:p>
              </table:table-cell>
            </table:table-row>
            <table:table-row>
              <table:table-cell office:value-type="string">
                <text:p>string JDK5</text:p>
                <text:list>
                  <text:list-item>
                    <text:p>string</text:p>
                  </text:list-item>
                  <text:list-item>
                    <text:p>JDK5</text:p>
                  </text:list-item>
                </text:list>
              </table:table-cell>
              <table:table-cell office:value-type="float" office:value="277.369088">
                <text:p>277.369088</text:p>
              </table:table-cell>
            </table:table-row>
            <table:table-row>
              <table:table-cell office:value-type="string">
                <text:p>string JDK6</text:p>
                <text:list>
                  <text:list-item>
                    <text:p>string</text:p>
                  </text:list-item>
                  <text:list-item>
                    <text:p>JDK6</text:p>
                  </text:list-item>
                </text:list>
              </table:table-cell>
              <table:table-cell office:value-type="float" office:value="208.35366">
                <text:p>208.35366</text:p>
              </table:table-cell>
            </table:table-row>
            <table:table-row>
              <table:table-cell office:value-type="string">
                <text:p>string JDK7</text:p>
                <text:list>
                  <text:list-item>
                    <text:p>string</text:p>
                  </text:list-item>
                  <text:list-item>
                    <text:p>JDK7</text:p>
                  </text:list-item>
                </text:list>
              </table:table-cell>
              <table:table-cell office:value-type="float" office:value="148.995277">
                <text:p>148.9952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ff950e"/>
    </style:style>
    <style:style style:name="ch11" style:family="chart">
      <style:chart-properties chart:solid-type="cuboid"/>
      <style:graphic-properties draw:fill-color="#4b1f6f"/>
    </style:style>
    <style:style style:name="ch12" style:family="chart">
      <style:chart-properties chart:solid-type="cuboid"/>
      <style:graphic-properties draw:fill-color="#aecf0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15cm" svg:height="8.833cm" xlink:href=".." xlink:type="simple" chart:class="chart:bar" chart:style-name="ch1">
        <chart:plot-area chart:style-name="ch2" table:cell-range-address="Sheet2.A1:Sheet2.A6 Sheet2.D1:Sheet2.D6" chart:data-source-has-labels="column" svg:x="1cm" svg:y="1.586cm" svg:width="24.955cm" svg:height="6.42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1.677cm" svg:y="1.586cm" svg:width="25.029cm" svg:height="5.78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Sheet2.A1:Sheet2.A6"/>
          </chart:axis>
          <chart:axis chart:dimension="y" chart:name="primary-y" chart:style-name="ch4">
            <chart:title svg:x="13.049cm" svg:y="8.19cm" chart:style-name="ch5">
              <text:p>Millis</text:p>
            </chart:title>
            <chart:grid chart:style-name="ch6" chart:class="major"/>
          </chart:axis>
          <chart:axis chart:dimension="z" chart:name="primary-z" chart:style-name="ch7"/>
          <chart:series chart:style-name="ch8" chart:values-cell-range-address="Sheet2.D1:Sheet2.D6" chart:class="chart:bar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unsafe3</text:p>
                <draw:g>
                  <svg:desc>Sheet2.A1:Sheet2.A6</svg:desc>
                </draw:g>
              </table:table-cell>
              <table:table-cell office:value-type="float" office:value="103.554121">
                <text:p>103.554121</text:p>
                <draw:g>
                  <svg:desc>Sheet2.D1:Sheet2.D6</svg:desc>
                </draw:g>
              </table:table-cell>
            </table:table-row>
            <table:table-row>
              <table:table-cell office:value-type="string">
                <text:p>unsafe2</text:p>
              </table:table-cell>
              <table:table-cell office:value-type="float" office:value="127.990012">
                <text:p>127.990012</text:p>
              </table:table-cell>
            </table:table-row>
            <table:table-row>
              <table:table-cell office:value-type="string">
                <text:p>unsafe</text:p>
              </table:table-cell>
              <table:table-cell office:value-type="float" office:value="136.883652">
                <text:p>136.883652</text:p>
              </table:table-cell>
            </table:table-row>
            <table:table-row>
              <table:table-cell office:value-type="string">
                <text:p>chars2</text:p>
              </table:table-cell>
              <table:table-cell office:value-type="float" office:value="148.398885">
                <text:p>148.398885</text:p>
              </table:table-cell>
            </table:table-row>
            <table:table-row>
              <table:table-cell office:value-type="string">
                <text:p>chars</text:p>
              </table:table-cell>
              <table:table-cell office:value-type="float" office:value="152.950525">
                <text:p>152.950525</text:p>
              </table:table-cell>
            </table:table-row>
            <table:table-row>
              <table:table-cell office:value-type="string">
                <text:p>string</text:p>
              </table:table-cell>
              <table:table-cell office:value-type="float" office:value="215.979847">
                <text:p>215.9798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5000b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352cm" svg:height="9cm" xlink:href=".." xlink:type="simple" chart:class="chart:bar" chart:style-name="ch1">
        <chart:plot-area chart:style-name="ch2" table:cell-range-address="Sheet3_2.A1:Sheet3_2.C9" chart:data-source-has-labels="column" svg:x="1.378cm" svg:y="0.674cm" svg:width="25.712cm" svg:height="7.16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126cm" svg:y="0.674cm" svg:width="24.782cm" svg:height="6.51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Sheet3_2.A1:Sheet3_2.B9"/>
          </chart:axis>
          <chart:axis chart:dimension="y" chart:name="primary-y" chart:style-name="ch4">
            <chart:title svg:x="13.806cm" svg:y="8.017cm" chart:style-name="ch5">
              <text:p>Millis</text:p>
            </chart:title>
            <chart:grid chart:style-name="ch6" chart:class="major"/>
          </chart:axis>
          <chart:axis chart:dimension="z" chart:name="primary-z" chart:style-name="ch3"/>
          <chart:series chart:style-name="ch7" chart:values-cell-range-address="Sheet3_2.C1:Sheet3_2.C9" chart:class="chart:bar">
            <chart:data-point chart:style-name="ch8" chart:repeated="3"/>
            <chart:data-point chart:style-name="ch9" chart:repeated="3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unsafe3 JDK5</text:p>
                <text:list>
                  <text:list-item>
                    <text:p>unsafe3</text:p>
                  </text:list-item>
                  <text:list-item>
                    <text:p>JDK5</text:p>
                  </text:list-item>
                </text:list>
                <draw:g>
                  <svg:desc>Sheet3_2.A1:Sheet3_2.B9</svg:desc>
                </draw:g>
              </table:table-cell>
              <table:table-cell office:value-type="float" office:value="156.591104">
                <text:p>156.591104</text:p>
                <draw:g>
                  <svg:desc>Sheet3_2.C1:Sheet3_2.C9</svg:desc>
                </draw:g>
              </table:table-cell>
            </table:table-row>
            <table:table-row>
              <table:table-cell office:value-type="string">
                <text:p>unsafe3 JDK6</text:p>
                <text:list>
                  <text:list-item>
                    <text:p>unsafe3</text:p>
                  </text:list-item>
                  <text:list-item>
                    <text:p>JDK6</text:p>
                  </text:list-item>
                </text:list>
              </table:table-cell>
              <table:table-cell office:value-type="float" office:value="117.086484">
                <text:p>117.086484</text:p>
              </table:table-cell>
            </table:table-row>
            <table:table-row>
              <table:table-cell office:value-type="string">
                <text:p>unsafe3 JDK7</text:p>
                <text:list>
                  <text:list-item>
                    <text:p>unsafe3</text:p>
                  </text:list-item>
                  <text:list-item>
                    <text:p>JDK7</text:p>
                  </text:list-item>
                </text:list>
              </table:table-cell>
              <table:table-cell office:value-type="float" office:value="91.917385">
                <text:p>91.917385</text:p>
              </table:table-cell>
            </table:table-row>
            <table:table-row>
              <table:table-cell office:value-type="string">
                <text:p>chars2 JDK5</text:p>
                <text:list>
                  <text:list-item>
                    <text:p>chars2</text:p>
                  </text:list-item>
                  <text:list-item>
                    <text:p>JDK5</text:p>
                  </text:list-item>
                </text:list>
              </table:table-cell>
              <table:table-cell office:value-type="float" office:value="215.719168">
                <text:p>215.719168</text:p>
              </table:table-cell>
            </table:table-row>
            <table:table-row>
              <table:table-cell office:value-type="string">
                <text:p>chars2 JDK6</text:p>
                <text:list>
                  <text:list-item>
                    <text:p>chars2</text:p>
                  </text:list-item>
                  <text:list-item>
                    <text:p>JDK6</text:p>
                  </text:list-item>
                </text:list>
              </table:table-cell>
              <table:table-cell office:value-type="float" office:value="214.944395">
                <text:p>214.944395</text:p>
              </table:table-cell>
            </table:table-row>
            <table:table-row>
              <table:table-cell office:value-type="string">
                <text:p>chars2 JDK7</text:p>
                <text:list>
                  <text:list-item>
                    <text:p>chars2</text:p>
                  </text:list-item>
                  <text:list-item>
                    <text:p>JDK7</text:p>
                  </text:list-item>
                </text:list>
              </table:table-cell>
              <table:table-cell office:value-type="float" office:value="210.400944">
                <text:p>210.400944</text:p>
              </table:table-cell>
            </table:table-row>
            <table:table-row>
              <table:table-cell office:value-type="string">
                <text:p>string JDK5</text:p>
                <text:list>
                  <text:list-item>
                    <text:p>string</text:p>
                  </text:list-item>
                  <text:list-item>
                    <text:p>JDK5</text:p>
                  </text:list-item>
                </text:list>
              </table:table-cell>
              <table:table-cell office:value-type="float" office:value="358.563072">
                <text:p>358.563072</text:p>
              </table:table-cell>
            </table:table-row>
            <table:table-row>
              <table:table-cell office:value-type="string">
                <text:p>string JDK6</text:p>
                <text:list>
                  <text:list-item>
                    <text:p>string</text:p>
                  </text:list-item>
                  <text:list-item>
                    <text:p>JDK6</text:p>
                  </text:list-item>
                </text:list>
              </table:table-cell>
              <table:table-cell office:value-type="float" office:value="219.851093">
                <text:p>219.851093</text:p>
              </table:table-cell>
            </table:table-row>
            <table:table-row>
              <table:table-cell office:value-type="string">
                <text:p>string JDK7</text:p>
                <text:list>
                  <text:list-item>
                    <text:p>string</text:p>
                  </text:list-item>
                  <text:list-item>
                    <text:p>JDK7</text:p>
                  </text:list-item>
                </text:list>
              </table:table-cell>
              <table:table-cell office:value-type="float" office:value="162.707457">
                <text:p>162.7074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